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98f65"/>
    </style:style>
    <style:style style:name="T1" style:family="text">
      <style:text-properties officeooo:rsid="00098f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eille Technologique</text:h>
      <text:h text:style-name="Heading_20_3" text:outline-level="3">Définition :</text:h>
      <text:p text:style-name="Standard">La veille technologique, c'est quoi ? L'atout principal de la veille technologique est</text:p>
      <text:p text:style-name="Standard">d'identifier ou d'anticiper des innovations par secteurs d'activité. Les sources de veille</text:p>
      <text:p text:style-name="Standard">technologique constituent une information stratégique incontournable pour devancer,</text:p>
      <text:p text:style-name="Standard">développer et exploiter des inventions.</text:p>
      <text:p text:style-name="Standard"/>
      <text:p text:style-name="Standard">Ici, le sujet portera sur le remplacement du C++ par Rust.</text:p>
      <text:p text:style-name="Standard"/>
      <text:h text:style-name="Heading_20_3" text:outline-level="3">Le C++ :</text:h>
      <text:p text:style-name="Standard">Le C++ est un langage de programmation compilé conçu par Bjarne Stroustup en 1985,</text:p>
      <text:p text:style-name="Standard">permettant la programmation sous de multiples paradigmes, dont la programmation</text:p>
      <text:p text:style-name="Standard">procédurale, la programmation orientée objet et la programmation générique.</text:p>
      <text:p text:style-name="Standard">Aujourd’hui, le C++ est quasiment le langage de programmation le plus puissant dans</text:p>
      <text:p text:style-name="Standard">plusieurs domaines qui l’utilisent et qui sont très divers : les jeux vidéos, les services du</text:p>
      <text:p text:style-name="Standard">numérique, dans l’automobile, l’aéronautique ou encore le médical.</text:p>
      <text:p text:style-name="Standard"/>
      <text:h text:style-name="Heading_20_3" text:outline-level="3">Le Rust :</text:h>
      <text:p text:style-name="Standard">Le Rust est un langage de programmation compilé multi-paradigme conçu par Mozilla et</text:p>
      <text:p text:style-name="Standard">dont la première version date de 2006. Le Rust est open source ( développé par Mozilla de ce</text:p>
      <text:p text:style-name="Standard">fait ), ce qui sollicite l’évolution du langage par la communauté.</text:p>
      <text:p text:style-name="Standard"/>
      <text:h text:style-name="Heading_20_3" text:outline-level="3">Developpez.com, 10/01 : C++ vs Rust : une comparaison pratique de</text:h>
      <text:h text:style-name="Heading_20_3" text:outline-level="3">la vitesse de compilation et de test des deux langages de programmation</text:h>
      <text:p text:style-name="Standard">Le C++ a remporté le prix TIOBE 2022, faisant du langage C++ le langage numéro 1 de</text:p>
      <text:p text:style-name="Standard">l’année, dépassant même Java. À côté, Microsoft qui utilise le C++ pour sa communauté et son</text:p>
      <text:p text:style-name="Standard">contenu, utilise le tout nouveau Rust qui permet de corriger en outre les problèmes</text:p>
      <text:p text:style-name="Standard">d’infrastructures que le C++ cause. Ils se complètent.</text:p>
      <text:p text:style-name="Standard">Matthew Glazar, un développeur, les compare : le Rust utilise moins de ligne de code que le</text:p>
      <text:p text:style-name="P1">C++, et est plus rapide pour les constructions complètes. </text:p>
      <text:p text:style-name="P1">En revanche, le C++ est plus rapide pour les constructions incrémentales.</text:p>
      <text:p text:style-name="Standard"/>
      <text:h text:style-name="Heading_20_3" text:outline-level="3">mobiskill.fr, 20/03 : Rust vs C++ : Quel stack choisir ?</text:h>
      <text:p text:style-name="Standard">En raison d’une syntaxe similaire et de meilleures approches de la gestion de la</text:p>
      <text:p text:style-name="Standard">mémoire et des erreurs, Rust est aujourd’hui considéré comme une alternative à C++. Les</text:p>
      <text:p text:style-name="Standard">membres de la communauté des développeurs examinent attentivement les arguments pour ou</text:p>
      <text:p text:style-name="Standard">contre le passage de C++ à Rust ou inversement. Les deux langages sont compétitifs dans</text:p>
      <text:p text:style-name="Standard">certains domaines comme le développement de sites Web, de jeux et d’interfaces utilisateur.</text:p>
      <text:p text:style-name="Standard">Avant que vous ne décidiez définitivement lequel de ces deux langages vous allez adapter pour</text:p>
      <text:p text:style-name="Standard">votre ou vos derniers projets, examinons quelques facteurs de comparaison entre Rust et C++</text:p>
      <text:p text:style-name="Standard">et leurs points forts.</text:p>
      <text:p text:style-name="Standard"/>
      <text:h text:style-name="Heading_20_3" text:outline-level="3"><text:soft-page-break/>Rust vs. C++ : Qualité et rapidité du codage</text:h>
      <text:p text:style-name="Standard">Le C++ est un langage à typage dynamique. Ceci explique le manque de mesures visant à</text:p>
      <text:p text:style-name="Standard">prévenir les erreurs de code et à repérer les problèmes avant de compiler l’ensemble du</text:p>
      <text:p text:style-name="Standard">programme. Rust est connu comme un langage à typage statique avec de nombreuses</text:p>
      <text:p text:style-name="Standard">améliorations supplémentaires. C’est pourquoi son processus de validation du code est</text:p>
      <text:p text:style-name="Standard">beaucoup plus rigoureux que celui du C++. Rust offre une attitude très attentive à la</text:p>
      <text:p text:style-name="Standard">qualité/sécurité du code. C’est ce qui en fait l’un des principaux avantages de Rust comparé à</text:p>
      <text:p text:style-name="Standard">C++. De nombreux développeurs qui écrivent leur code en Rust disent que le processus de</text:p>
      <text:p text:style-name="Standard">programmation est définitivement plus confortable. Celui-ci possède une sémantique élaborée</text:p>
      <text:p text:style-name="Standard">et un système bien rodé qui prend soin de la prévention des comportements indésirables. En</text:p>
      <text:p text:style-name="Standard">C++, il n’est pas si facile d’éviter les comportements indéfinis, car ce langage sacrifie de telles</text:p>
      <text:p text:style-name="Standard">fonctionnalités à la vitesse de travail. Néanmoins, le codage en Rust, ainsi qu’en C++, peut être</text:p>
      <text:p text:style-name="Standard">délicat pour les débutants, car ce sont tous deux des langages complexes au niveau du</text:p>
      <text:p text:style-name="P1">système. </text:p>
      <text:p text:style-name="P1">Conclusion : Rust obtient un point ici car il permet un codage plus facile.</text:p>
      <text:p text:style-name="Standard"/>
      <text:h text:style-name="Heading_20_3" text:outline-level="3">Rust vs. C++ : Performances Rust</text:h>
      <text:p text:style-name="Standard">permet d’atteindre un niveau de performance plus élevé que C++. Il a de meilleures normes de</text:p>
      <text:p text:style-name="Standard">sécurité qui réduisent le coût du processus de développement. Par exemple, pour assurer un</text:p>
      <text:p text:style-name="Standard">fonctionnement plus rapide, le C++ ne dispose pas d’outils de collecte automatique des</text:p>
      <text:p text:style-name="Standard">garbages, ce qui peut contribuer à de multiples erreurs d’exécution. Dans le même temps, l’une</text:p>
      <text:p text:style-name="Standard">des principales différences qui rendent Rust plus sûr que C++ est que les défauts du code</text:p>
      <text:p text:style-name="Standard">peuvent se traduire par des erreurs de compilation au lieu d’erreurs d’exécution. D’autre part, le</text:p>
      <text:p text:style-name="Standard">C++ peut atteindre ses performances optimales et produire des applications extrêmement</text:p>
      <text:p text:style-name="Standard">rapides avec moins de temps passé à la compilation et à l’exécution du code. Son énorme base</text:p>
      <text:p text:style-name="Standard">de code standard (bibliothèque STL) peut couvrir de nombreuses lacunes lorsqu’elle est utilisée</text:p>
      <text:p text:style-name="Standard">par un ingénieur C++ expérimenté. Lorsque vous effectuez une programmation système</text:p>
      <text:p text:style-name="Standard">efficace, vous devez garder la mémoire sous contrôle de bas niveau pour éviter les fuites de</text:p>
      <text:p text:style-name="Standard">mémoire coûteuses. En C++, la gestion manuelle de la mémoire et la détection des erreurs de</text:p>
      <text:p text:style-name="Standard">mémoire peuvent être trop complexes ou nécessiter des efforts manuels fastidieux augmentant</text:p>
      <text:p text:style-name="Standard">le coût global du développement. Rust est conçu pour minimiser de tels problèmes avec : Sa</text:p>
      <text:p text:style-name="Standard">méthode d’analyse de propriété Ses vérifications de mémoire au moment de la compilation</text:p>
      <text:p text:style-name="Standard">L’absence de garbage collectors « stop-the-world » Rust traite les problèmes de mémoire et</text:p>
      <text:p text:style-name="Standard">examine la viabilité du code au moment de la compilation plutôt qu’au moment de l’exécution.</text:p>
      <text:p text:style-name="Standard"/>
      <text:h text:style-name="Heading_20_3" text:outline-level="3">Conclusion :</text:h>
      <text:p text:style-name="Standard">Rust permet de créer un code plus sûr avec des coûts de développement plus faibles, <text:span text:style-name="T1">mais C++ reste plus puissant</text:span>. Au final, tout dépend de la puissance du compilateur, de la qualité du code, de la logique qui le sous-tend et du niveau de compétence des développeu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4T14:18:11.187000000</dc:date>
    <meta:editing-duration>PT3M41S</meta:editing-duration>
    <meta:editing-cycles>1</meta:editing-cycles>
    <meta:document-statistic meta:table-count="0" meta:image-count="0" meta:object-count="0" meta:page-count="2" meta:paragraph-count="71" meta:word-count="893" meta:character-count="5528" meta:non-whitespace-character-count="4704"/>
    <meta:generator>LibreOffice/7.4.3.2$Windows_X86_64 LibreOffice_project/1048a8393ae2eeec98dff31b5c133c5f1d08b890</meta:generator>
  </office:meta>
</office:document-meta>
</file>